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e007f" draw:textarea-horizontal-align="justify" draw:textarea-vertical-align="middle" draw:auto-grow-height="false" fo:min-height="0.574cm" fo:min-width="0.324cm"/>
    </style:style>
    <style:style style:name="gr2" style:family="graphic" style:parent-style-name="standard">
      <style:graphic-properties draw:stroke="none" draw:fill-color="#ca00ca" draw:textarea-horizontal-align="justify" draw:textarea-vertical-align="middle" draw:auto-grow-height="false" fo:min-height="0.574cm" fo:min-width="0.324cm"/>
    </style:style>
    <style:style style:name="gr3" style:family="graphic" style:parent-style-name="standard">
      <style:graphic-properties draw:stroke="none" draw:fill-color="#caca00" draw:textarea-horizontal-align="justify" draw:textarea-vertical-align="middle" draw:auto-grow-height="false" fo:min-height="0.528cm" fo:min-width="0.278cm"/>
    </style:style>
    <style:style style:name="gr4" style:family="graphic" style:parent-style-name="standard">
      <style:graphic-properties draw:stroke="none" draw:fill-color="#62c400" draw:textarea-horizontal-align="justify" draw:textarea-vertical-align="middle" draw:auto-grow-height="false" fo:min-height="0.514cm" fo:min-width="0.264cm"/>
    </style:style>
    <style:style style:name="gr5" style:family="graphic" style:parent-style-name="standard">
      <style:graphic-properties draw:stroke="none" draw:fill-color="#e47200" draw:textarea-horizontal-align="justify" draw:textarea-vertical-align="middle" draw:auto-grow-height="false" fo:min-height="0.462cm" fo:min-width="0.212cm"/>
    </style:style>
    <style:style style:name="gr6" style:family="graphic" style:parent-style-name="standard">
      <style:graphic-properties draw:stroke="none" draw:fill-color="#dc0000" draw:textarea-horizontal-align="justify" draw:textarea-vertical-align="middle" draw:auto-grow-height="false" fo:min-height="0.419cm" fo:min-width="0.169cm"/>
    </style:style>
    <style:style style:name="gr7" style:family="graphic" style:parent-style-name="standard">
      <style:graphic-properties draw:stroke="none" draw:fill-color="#dc0000" draw:textarea-horizontal-align="justify" draw:textarea-vertical-align="middle" draw:auto-grow-height="false" fo:min-height="0.339cm" fo:min-width="0.089cm"/>
    </style:style>
    <style:style style:name="gr8" style:family="graphic" style:parent-style-name="standard">
      <style:graphic-properties draw:stroke="none" draw:fill-color="#9e4f00" draw:textarea-horizontal-align="justify" draw:textarea-vertical-align="middle" draw:auto-grow-height="false" fo:min-height="0.305cm" fo:min-width="0.055cm"/>
    </style:style>
    <style:style style:name="gr9" style:family="graphic" style:parent-style-name="standard">
      <style:graphic-properties draw:stroke="none" draw:fill-color="#62c400" draw:textarea-horizontal-align="justify" draw:textarea-vertical-align="middle" draw:auto-grow-height="false" fo:min-height="0.243cm" fo:min-width="0cm"/>
    </style:style>
    <style:style style:name="gr10" style:family="graphic" style:parent-style-name="standard">
      <style:graphic-properties draw:stroke="none" draw:fill-color="#7f7f7f" draw:textarea-horizontal-align="justify" draw:textarea-vertical-align="middle" draw:auto-grow-height="false" fo:min-height="0.14cm" fo:min-width="0cm"/>
    </style:style>
    <style:style style:name="gr11" style:family="graphic" style:parent-style-name="standard">
      <style:graphic-properties draw:stroke="none" draw:fill-color="#7f7f7f" draw:textarea-horizontal-align="justify" draw:textarea-vertical-align="middle" draw:auto-grow-height="false" fo:min-height="0.083cm" fo:min-width="0cm"/>
    </style:style>
    <style:style style:name="gr12" style:family="graphic" style:parent-style-name="standard">
      <style:graphic-properties draw:stroke="none" draw:fill-color="#a5a5a5" draw:textarea-horizontal-align="justify" draw:textarea-vertical-align="middle" draw:auto-grow-height="false" fo:min-height="0.027cm" fo:min-width="0cm"/>
    </style:style>
    <style:style style:name="gr13" style:family="graphic" style:parent-style-name="standard">
      <style:graphic-properties draw:stroke="none" draw:fill-color="#a5a5a5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stroke="none" draw:fill-color="#bababa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draw:fill-color="#d0d0d0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e007f"/>
      <style:paragraph-properties fo:text-align="center"/>
      <style:text-properties fo:font-size="11pt" style:font-size-asian="11pt" style:font-size-complex="11pt"/>
    </style:style>
    <style:style style:name="P3" style:family="paragraph">
      <loext:graphic-properties draw:fill-color="#ca00ca"/>
      <style:paragraph-properties fo:text-align="center"/>
      <style:text-properties fo:font-size="11pt" style:font-size-asian="11pt" style:font-size-complex="11pt"/>
    </style:style>
    <style:style style:name="P4" style:family="paragraph">
      <loext:graphic-properties draw:fill-color="#caca00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62c4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e47200"/>
      <style:paragraph-properties fo:text-align="center"/>
      <style:text-properties fo:font-size="9pt" style:font-size-asian="9pt" style:font-size-complex="9pt"/>
    </style:style>
    <style:style style:name="P7" style:family="paragraph">
      <loext:graphic-properties draw:fill-color="#dc0000"/>
      <style:paragraph-properties fo:text-align="center"/>
      <style:text-properties fo:font-size="8pt" style:font-size-asian="8pt" style:font-size-complex="8pt"/>
    </style:style>
    <style:style style:name="P8" style:family="paragraph">
      <loext:graphic-properties draw:fill-color="#9e4f00"/>
      <style:paragraph-properties fo:text-align="center"/>
      <style:text-properties fo:font-size="6pt" style:font-size-asian="6pt" style:font-size-complex="6pt"/>
    </style:style>
    <style:style style:name="P9" style:family="paragraph">
      <loext:graphic-properties draw:fill-color="#62c400"/>
      <style:paragraph-properties fo:text-align="center"/>
      <style:text-properties fo:font-size="6pt" style:font-size-asian="6pt" style:font-size-complex="6pt"/>
    </style:style>
    <style:style style:name="P10" style:family="paragraph">
      <loext:graphic-properties draw:fill-color="#7f7f7f"/>
      <style:paragraph-properties fo:text-align="center"/>
    </style:style>
    <style:style style:name="P11" style:family="paragraph">
      <loext:graphic-properties draw:fill-color="#a5a5a5"/>
      <style:paragraph-properties fo:text-align="center"/>
    </style:style>
    <style:style style:name="P12" style:family="paragraph">
      <loext:graphic-properties draw:fill-color="#bababa"/>
      <style:paragraph-properties fo:text-align="center"/>
    </style:style>
    <style:style style:name="P13" style:family="paragraph">
      <loext:graphic-properties draw:fill-color="#d0d0d0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1.164cm" svg:height="1.164cm" draw:transform="rotate (0.028623399732707) translate (4.025cm 0.268cm)">
          <text:p text:style-name="P1"><text:span text:style-name="T1">LY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64cm" svg:height="1.164cm" draw:transform="rotate (0.028623399732707) translate (2.784cm 0.319cm)">
          <text:p text:style-name="P1"><text:span text:style-name="T1">AR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164cm" svg:height="1.164cm" draw:transform="rotate (0.028623399732707) translate (1.731cm 0.889cm)">
          <text:p text:style-name="P1"><text:span text:style-name="T1">LY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098cm" svg:height="1.098cm" draw:transform="rotate (0.028623399732707) translate (0.842cm 1.68cm)">
          <text:p text:style-name="P1"><text:span text:style-name="T2">GLU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1.08cm" svg:height="1.08cm" draw:transform="rotate (0.028623399732707) translate (0.565cm 2.791cm)">
          <text:p text:style-name="P1"><text:span text:style-name="T2">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006cm" svg:height="1.006cm" draw:transform="rotate (0.028623399732707) translate (1.397cm 3.645cm)">
          <text:p text:style-name="P1"><text:span text:style-name="T3">HI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0.945cm" svg:height="0.945cm" draw:transform="rotate (0.028623399732707) translate (2.417cm 4.057cm)">
          <text:p text:style-name="P1"><text:span text:style-name="T4">AL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831cm" svg:height="0.831cm" draw:transform="rotate (0.028623399732707) translate (3.413cm 4.3cm)">
          <text:p text:style-name="P1"><text:span text:style-name="T4">AL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0.783cm" svg:height="0.783cm" draw:transform="rotate (0.028623399732707) translate (4.111cm 4.844cm)">
          <text:p text:style-name="P1"><text:span text:style-name="T5">GL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0.697cm" svg:height="0.697cm" draw:transform="rotate (0.028623399732707) translate (3.473cm 5.325cm)">
          <text:p text:style-name="P1"><text:span text:style-name="T5">S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0.55cm" svg:height="0.55cm" draw:transform="rotate (0.028623399732707) translate (2.904cm 5.54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469cm" svg:height="0.469cm" draw:transform="rotate (0.028623399732707) translate (2.401cm 5.78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layer="layout" svg:width="0.391cm" svg:height="0.391cm" draw:transform="rotate (0.028623399732707) translate (1.964cm 6.00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layer="layout" svg:width="0.327cm" svg:height="0.327cm" draw:transform="rotate (0.028623399732707) translate (1.681cm 6.296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242cm" svg:height="0.242cm" draw:transform="rotate (0.028623399732707) translate (1.558cm 6.60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165cm" svg:height="0.165cm" draw:transform="rotate (0.028623399732707) translate (1.687cm 6.8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118cm" svg:height="0.118cm" draw:transform="rotate (0.028623399732707) translate (1.847cm 6.98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2" draw:layer="layout" svg:width="0.087cm" svg:height="0.087cm" draw:transform="rotate (0.028623399732707) translate (1.98cm 7.065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049cm" svg:height="0.049cm" draw:transform="rotate (0.028623399732707) translate (2.005cm 7.16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0.026cm" svg:height="0.026cm" draw:transform="rotate (0.028623399732707) translate (1.969cm 7.2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cm" fo:page-height="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4:09:26.357832488</meta:creation-date>
    <dc:date>2019-05-28T14:29:18.075246325</dc:date>
    <meta:editing-duration>PT9M23S</meta:editing-duration>
    <meta:editing-cycles>3</meta:editing-cycles>
    <meta:generator>LibreOffice/6.2.3.2$Linux_X86_64 LibreOffice_project/20$Build-2</meta:generator>
    <meta:document-statistic meta:object-count="20"/>
  </office:meta>
</office:document-meta>
</file>